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T1R_after_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4</text:p>
          </table:table-cell>
          <table:table-cell office:value-type="string" calcext:value-type="string">
            <text:p>Mean5</text:p>
          </table:table-cell>
          <table:table-cell office:value-type="string" calcext:value-type="string">
            <text:p>Mean6</text:p>
          </table:table-cell>
          <table:table-cell office:value-type="string" calcext:value-type="string">
            <text:p>Mean7</text:p>
          </table:table-cell>
          <table:table-cell office:value-type="string" calcext:value-type="string">
            <text:p>Mean8</text:p>
          </table:table-cell>
          <table:table-cell office:value-type="string" calcext:value-type="string">
            <text:p>Mean9</text:p>
          </table:table-cell>
          <table:table-cell office:value-type="string" calcext:value-type="string">
            <text:p>Mean10</text:p>
          </table:table-cell>
          <table:table-cell office:value-type="string" calcext:value-type="string">
            <text:p>Mean11</text:p>
          </table:table-cell>
          <table:table-cell office:value-type="string" calcext:value-type="string">
            <text:p>Mean12</text:p>
          </table:table-cell>
          <table:table-cell office:value-type="string" calcext:value-type="string">
            <text:p>Mean13</text:p>
          </table:table-cell>
          <table:table-cell office:value-type="string" calcext:value-type="string">
            <text:p>Mean14</text:p>
          </table:table-cell>
          <table:table-cell office:value-type="string" calcext:value-type="string">
            <text:p>Mean15</text:p>
          </table:table-cell>
          <table:table-cell office:value-type="string" calcext:value-type="string">
            <text:p>Mean16</text:p>
          </table:table-cell>
          <table:table-cell office:value-type="string" calcext:value-type="string">
            <text:p>Mean17</text:p>
          </table:table-cell>
          <table:table-cell office:value-type="string" calcext:value-type="string">
            <text:p>Mean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.19" calcext:value-type="float">
            <text:p>129.19</text:p>
          </table:table-cell>
          <table:table-cell office:value-type="float" office:value="262.858" calcext:value-type="float">
            <text:p>262.858</text:p>
          </table:table-cell>
          <table:table-cell office:value-type="float" office:value="119.488" calcext:value-type="float">
            <text:p>119.488</text:p>
          </table:table-cell>
          <table:table-cell office:value-type="float" office:value="301.857" calcext:value-type="float">
            <text:p>301.857</text:p>
          </table:table-cell>
          <table:table-cell office:value-type="float" office:value="133.222" calcext:value-type="float">
            <text:p>133.222</text:p>
          </table:table-cell>
          <table:table-cell office:value-type="float" office:value="220.554" calcext:value-type="float">
            <text:p>220.554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182.551" calcext:value-type="float">
            <text:p>182.551</text:p>
          </table:table-cell>
          <table:table-cell office:value-type="float" office:value="233.982" calcext:value-type="float">
            <text:p>233.982</text:p>
          </table:table-cell>
          <table:table-cell office:value-type="float" office:value="161.492" calcext:value-type="float">
            <text:p>161.492</text:p>
          </table:table-cell>
          <table:table-cell office:value-type="float" office:value="183.125" calcext:value-type="float">
            <text:p>183.125</text:p>
          </table:table-cell>
          <table:table-cell office:value-type="float" office:value="172.012" calcext:value-type="float">
            <text:p>172.012</text:p>
          </table:table-cell>
          <table:table-cell office:value-type="float" office:value="213.467" calcext:value-type="float">
            <text:p>213.467</text:p>
          </table:table-cell>
          <table:table-cell office:value-type="float" office:value="223.225" calcext:value-type="float">
            <text:p>223.225</text:p>
          </table:table-cell>
          <table:table-cell office:value-type="float" office:value="297.5" calcext:value-type="float">
            <text:p>297.5</text:p>
          </table:table-cell>
          <table:table-cell office:value-type="float" office:value="148.622" calcext:value-type="float">
            <text:p>148.622</text:p>
          </table:table-cell>
          <table:table-cell office:value-type="float" office:value="298.743" calcext:value-type="float">
            <text:p>298.743</text:p>
          </table:table-cell>
        </table:table-row>
      </table:table>
      <table:table table:name="Sheet2" table:style-name="ta1">
        <table:table-column table:style-name="co5" table:number-columns-repeated="29" table:default-cell-style-name="Default"/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membrane</text:p>
          </table:table-cell>
          <table:table-cell office:value-type="float" office:value="262.858" calcext:value-type="float">
            <text:p>262.858</text:p>
          </table:table-cell>
          <table:table-cell office:value-type="float" office:value="301.857" calcext:value-type="float">
            <text:p>301.857</text:p>
          </table:table-cell>
          <table:table-cell office:value-type="float" office:value="220.554" calcext:value-type="float">
            <text:p>220.554</text:p>
          </table:table-cell>
          <table:table-cell office:value-type="float" office:value="223.286" calcext:value-type="float">
            <text:p>223.286</text:p>
          </table:table-cell>
          <table:table-cell office:value-type="float" office:value="233.982" calcext:value-type="float">
            <text:p>233.982</text:p>
          </table:table-cell>
          <table:table-cell office:value-type="float" office:value="183.125" calcext:value-type="float">
            <text:p>183.125</text:p>
          </table:table-cell>
          <table:table-cell office:value-type="float" office:value="213.467" calcext:value-type="float">
            <text:p>213.467</text:p>
          </table:table-cell>
          <table:table-cell office:value-type="float" office:value="297.5" calcext:value-type="float">
            <text:p>297.5</text:p>
          </table:table-cell>
          <table:table-cell office:value-type="float" office:value="298.743" calcext:value-type="float">
            <text:p>298.743</text:p>
          </table:table-cell>
          <table:table-cell office:value-type="float" office:value="651.1" calcext:value-type="float">
            <text:p>651.1</text:p>
          </table:table-cell>
          <table:table-cell office:value-type="float" office:value="670.119" calcext:value-type="float">
            <text:p>670.119</text:p>
          </table:table-cell>
          <table:table-cell office:value-type="float" office:value="661.991" calcext:value-type="float">
            <text:p>661.991</text:p>
          </table:table-cell>
          <table:table-cell office:value-type="float" office:value="383.979" calcext:value-type="float">
            <text:p>383.979</text:p>
          </table:table-cell>
          <table:table-cell office:value-type="float" office:value="361.473" calcext:value-type="float">
            <text:p>361.473</text:p>
          </table:table-cell>
          <table:table-cell office:value-type="float" office:value="193.133" calcext:value-type="float">
            <text:p>193.133</text:p>
          </table:table-cell>
          <table:table-cell office:value-type="float" office:value="471.536" calcext:value-type="float">
            <text:p>471.536</text:p>
          </table:table-cell>
          <table:table-cell office:value-type="float" office:value="143.133" calcext:value-type="float">
            <text:p>143.133</text:p>
          </table:table-cell>
          <table:table-cell office:value-type="float" office:value="292.982" calcext:value-type="float">
            <text:p>292.982</text:p>
          </table:table-cell>
          <table:table-cell office:value-type="float" office:value="125.911" calcext:value-type="float">
            <text:p>125.911</text:p>
          </table:table-cell>
          <table:table-cell office:value-type="float" office:value="93.054" calcext:value-type="float">
            <text:p>93.054</text:p>
          </table:table-cell>
          <table:table-cell office:value-type="float" office:value="155.463" calcext:value-type="float">
            <text:p>155.463</text:p>
          </table:table-cell>
          <table:table-cell office:value-type="float" office:value="332.394" calcext:value-type="float">
            <text:p>332.394</text:p>
          </table:table-cell>
          <table:table-cell office:value-type="float" office:value="281.979" calcext:value-type="float">
            <text:p>281.979</text:p>
          </table:table-cell>
          <table:table-cell office:value-type="float" office:value="411.3" calcext:value-type="float">
            <text:p>411.3</text:p>
          </table:table-cell>
          <table:table-cell office:value-type="float" office:value="206.431" calcext:value-type="float">
            <text:p>206.431</text:p>
          </table:table-cell>
          <table:table-cell office:value-type="float" office:value="177.35" calcext:value-type="float">
            <text:p>177.35</text:p>
          </table:table-cell>
          <table:table-cell office:value-type="float" office:value="229.152" calcext:value-type="float">
            <text:p>229.152</text:p>
          </table:table-cell>
          <table:table-cell office:value-type="float" office:value="141.601" calcext:value-type="float">
            <text:p>141.601</text:p>
          </table:table-cell>
        </table:table-row>
        <table:table-row table:style-name="ro1">
          <table:table-cell office:value-type="string" calcext:value-type="string">
            <text:p>cytoplasm</text:p>
          </table:table-cell>
          <table:table-cell office:value-type="float" office:value="129.19" calcext:value-type="float">
            <text:p>129.19</text:p>
          </table:table-cell>
          <table:table-cell office:value-type="float" office:value="119.488" calcext:value-type="float">
            <text:p>119.488</text:p>
          </table:table-cell>
          <table:table-cell office:value-type="float" office:value="133.222" calcext:value-type="float">
            <text:p>133.222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182.551" calcext:value-type="float">
            <text:p>182.551</text:p>
          </table:table-cell>
          <table:table-cell office:value-type="float" office:value="161.492" calcext:value-type="float">
            <text:p>161.492</text:p>
          </table:table-cell>
          <table:table-cell office:value-type="float" office:value="172.012" calcext:value-type="float">
            <text:p>172.012</text:p>
          </table:table-cell>
          <table:table-cell office:value-type="float" office:value="223.225" calcext:value-type="float">
            <text:p>223.225</text:p>
          </table:table-cell>
          <table:table-cell office:value-type="float" office:value="148.622" calcext:value-type="float">
            <text:p>148.622</text:p>
          </table:table-cell>
          <table:table-cell office:value-type="float" office:value="385.575" calcext:value-type="float">
            <text:p>385.575</text:p>
          </table:table-cell>
          <table:table-cell office:value-type="float" office:value="397.956" calcext:value-type="float">
            <text:p>397.956</text:p>
          </table:table-cell>
          <table:table-cell office:value-type="float" office:value="325.994" calcext:value-type="float">
            <text:p>325.994</text:p>
          </table:table-cell>
          <table:table-cell office:value-type="float" office:value="259.119" calcext:value-type="float">
            <text:p>259.119</text:p>
          </table:table-cell>
          <table:table-cell office:value-type="float" office:value="230.591" calcext:value-type="float">
            <text:p>230.591</text:p>
          </table:table-cell>
          <table:table-cell office:value-type="float" office:value="148.6" calcext:value-type="float">
            <text:p>148.6</text:p>
          </table:table-cell>
          <table:table-cell office:value-type="float" office:value="435.472" calcext:value-type="float">
            <text:p>435.472</text:p>
          </table:table-cell>
          <table:table-cell office:value-type="float" office:value="67.361" calcext:value-type="float">
            <text:p>67.361</text:p>
          </table:table-cell>
          <table:table-cell office:value-type="float" office:value="245.257" calcext:value-type="float">
            <text:p>245.257</text:p>
          </table:table-cell>
          <table:table-cell office:value-type="float" office:value="88.606" calcext:value-type="float">
            <text:p>88.606</text:p>
          </table:table-cell>
          <table:table-cell office:value-type="float" office:value="63.621" calcext:value-type="float">
            <text:p>63.621</text:p>
          </table:table-cell>
          <table:table-cell office:value-type="float" office:value="242.5" calcext:value-type="float">
            <text:p>242.5</text:p>
          </table:table-cell>
          <table:table-cell office:value-type="float" office:value="214.707" calcext:value-type="float">
            <text:p>214.707</text:p>
          </table:table-cell>
          <table:table-cell office:value-type="float" office:value="214.779" calcext:value-type="float">
            <text:p>214.779</text:p>
          </table:table-cell>
          <table:table-cell office:value-type="float" office:value="309.34" calcext:value-type="float">
            <text:p>309.34</text:p>
          </table:table-cell>
          <table:table-cell office:value-type="float" office:value="167.39" calcext:value-type="float">
            <text:p>167.39</text:p>
          </table:table-cell>
          <table:table-cell office:value-type="float" office:value="98.629" calcext:value-type="float">
            <text:p>98.629</text:p>
          </table:table-cell>
          <table:table-cell office:value-type="float" office:value="99.767" calcext:value-type="float">
            <text:p>99.767</text:p>
          </table:table-cell>
          <table:table-cell office:value-type="float" office:value="71.286" calcext:value-type="float">
            <text:p>71.28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formula="of:=[.B2]/[.B3]" office:value-type="float" office:value="2.03466212555151" calcext:value-type="float">
            <text:p>2.03466212555151</text:p>
          </table:table-cell>
          <table:table-cell table:formula="of:=[.C2]/[.C3]" office:value-type="float" office:value="2.52625368237815" calcext:value-type="float">
            <text:p>2.52625368237815</text:p>
          </table:table-cell>
          <table:table-cell table:formula="of:=[.D2]/[.D3]" office:value-type="float" office:value="1.65553737370705" calcext:value-type="float">
            <text:p>1.65553737370705</text:p>
          </table:table-cell>
          <table:table-cell table:formula="of:=[.E2]/[.E3]" office:value-type="float" office:value="1.43540589884029" calcext:value-type="float">
            <text:p>1.43540589884029</text:p>
          </table:table-cell>
          <table:table-cell table:formula="of:=[.F2]/[.F3]" office:value-type="float" office:value="1.28173496721464" calcext:value-type="float">
            <text:p>1.28173496721464</text:p>
          </table:table-cell>
          <table:table-cell table:formula="of:=[.G2]/[.G3]" office:value-type="float" office:value="1.13395710004211" calcext:value-type="float">
            <text:p>1.13395710004211</text:p>
          </table:table-cell>
          <table:table-cell table:formula="of:=[.H2]/[.H3]" office:value-type="float" office:value="1.24100062786317" calcext:value-type="float">
            <text:p>1.24100062786317</text:p>
          </table:table-cell>
          <table:table-cell table:formula="of:=[.I2]/[.I3]" office:value-type="float" office:value="1.33273602867062" calcext:value-type="float">
            <text:p>1.33273602867062</text:p>
          </table:table-cell>
          <table:table-cell table:formula="of:=[.J2]/[.J3]" office:value-type="float" office:value="2.01008598996111" calcext:value-type="float">
            <text:p>2.01008598996111</text:p>
          </table:table-cell>
          <table:table-cell table:formula="of:=[.K2]/[.K3]" office:value-type="float" office:value="1.68864682616871" calcext:value-type="float">
            <text:p>1.68864682616871</text:p>
          </table:table-cell>
          <table:table-cell table:formula="of:=[.L2]/[.L3]" office:value-type="float" office:value="1.68390224044869" calcext:value-type="float">
            <text:p>1.68390224044869</text:p>
          </table:table-cell>
          <table:table-cell table:formula="of:=[.M2]/[.M3]" office:value-type="float" office:value="2.03068461382725" calcext:value-type="float">
            <text:p>2.03068461382725</text:p>
          </table:table-cell>
          <table:table-cell table:formula="of:=[.N2]/[.N3]" office:value-type="float" office:value="1.48186354532088" calcext:value-type="float">
            <text:p>1.48186354532088</text:p>
          </table:table-cell>
          <table:table-cell table:formula="of:=[.O2]/[.O3]" office:value-type="float" office:value="1.5675937048714" calcext:value-type="float">
            <text:p>1.5675937048714</text:p>
          </table:table-cell>
          <table:table-cell table:formula="of:=[.P2]/[.P3]" office:value-type="float" office:value="1.29968371467026" calcext:value-type="float">
            <text:p>1.29968371467026</text:p>
          </table:table-cell>
          <table:table-cell table:formula="of:=[.Q2]/[.Q3]" office:value-type="float" office:value="1.08281588712937" calcext:value-type="float">
            <text:p>1.08281588712937</text:p>
          </table:table-cell>
          <table:table-cell table:formula="of:=[.R2]/[.R3]" office:value-type="float" office:value="2.12486453585903" calcext:value-type="float">
            <text:p>2.12486453585903</text:p>
          </table:table-cell>
          <table:table-cell table:formula="of:=[.S2]/[.S3]" office:value-type="float" office:value="1.19459179554508" calcext:value-type="float">
            <text:p>1.19459179554508</text:p>
          </table:table-cell>
          <table:table-cell table:formula="of:=[.T2]/[.T3]" office:value-type="float" office:value="1.42102114980927" calcext:value-type="float">
            <text:p>1.42102114980927</text:p>
          </table:table-cell>
          <table:table-cell table:formula="of:=[.U2]/[.U3]" office:value-type="float" office:value="1.46263026359221" calcext:value-type="float">
            <text:p>1.46263026359221</text:p>
          </table:table-cell>
          <table:table-cell table:formula="of:=[.V2]/[.V3]" office:value-type="float" office:value="0.641084536082474" calcext:value-type="float">
            <text:p>0.641084536082474</text:p>
          </table:table-cell>
          <table:table-cell table:formula="of:=[.W2]/[.W3]" office:value-type="float" office:value="1.5481283796057" calcext:value-type="float">
            <text:p>1.5481283796057</text:p>
          </table:table-cell>
          <table:table-cell table:formula="of:=[.X2]/[.X3]" office:value-type="float" office:value="1.31287975081363" calcext:value-type="float">
            <text:p>1.31287975081363</text:p>
          </table:table-cell>
          <table:table-cell table:formula="of:=[.Y2]/[.Y3]" office:value-type="float" office:value="1.32960496541023" calcext:value-type="float">
            <text:p>1.32960496541023</text:p>
          </table:table-cell>
          <table:table-cell table:formula="of:=[.Z2]/[.Z3]" office:value-type="float" office:value="1.23323376545791" calcext:value-type="float">
            <text:p>1.23323376545791</text:p>
          </table:table-cell>
          <table:table-cell table:formula="of:=[.AA2]/[.AA3]" office:value-type="float" office:value="1.79815267314887" calcext:value-type="float">
            <text:p>1.79815267314887</text:p>
          </table:table-cell>
          <table:table-cell table:formula="of:=[.AB2]/[.AB3]" office:value-type="float" office:value="2.29687171108683" calcext:value-type="float">
            <text:p>2.29687171108683</text:p>
          </table:table-cell>
          <table:table-cell table:formula="of:=[.AC2]/[.AC3]" office:value-type="float" office:value="1.98637881210897" calcext:value-type="float">
            <text:p>1.98637881210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21:47:26.168442400</dc:date>
    <meta:editing-duration>PT5M54S</meta:editing-duration>
    <meta:editing-cycles>1</meta:editing-cycles>
    <meta:document-statistic meta:table-count="2" meta:cell-count="124" meta:object-count="0"/>
    <meta:generator>LibreOffice/6.4.7.2$Linux_X86_64 LibreOffice_project/40$Build-2</meta:generator>
  </office:meta>
</office:document-meta>
</file>